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2bf" officeooo:paragraph-rsid="001862bf"/>
    </style:style>
    <style:style style:name="P2" style:family="paragraph" style:parent-style-name="Standard" style:list-style-name="L1">
      <style:text-properties officeooo:rsid="00188f48" officeooo:paragraph-rsid="00188f48"/>
    </style:style>
    <style:style style:name="P3" style:family="paragraph" style:parent-style-name="Standard" style:list-style-name="L1">
      <style:text-properties officeooo:rsid="0018a224" officeooo:paragraph-rsid="0018a2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dba:</text:p>
      <text:list xml:id="list3416179917" text:style-name="L1">
        <text:list-item>
          <text:p text:style-name="P2">Compute service for Lamda functions</text:p>
        </text:list-item>
        <text:list-item>
          <text:p text:style-name="P2">All the provision and management of the function is handled by AWS, you just need to write the code</text:p>
        </text:list-item>
        <text:list-item>
          <text:p text:style-name="P2">Can be used as a trigger</text:p>
          <text:list>
            <text:list-item>
              <text:p text:style-name="P2">Eg. something changed in an S3 bucket</text:p>
            </text:list-item>
          </text:list>
        </text:list-item>
        <text:list-item>
          <text:p text:style-name="P2">Can be used as a compute service to run code in response to HTTP requests using API Gateway or other AWS services</text:p>
        </text:list-item>
        <text:list-item>
          <text:p text:style-name="P2">Serverless Architecture scales automatically, is generally simpler than traditional architecture</text:p>
          <text:list>
            <text:list-item>
              <text:p text:style-name="P2">Really good for API calls and triggers</text:p>
            </text:list-item>
          </text:list>
        </text:list-item>
        <text:list-item>
          <text:p text:style-name="P2">Lambdas pricing</text:p>
          <text:list>
            <text:list-item>
              <text:p text:style-name="P2">Number of requests (first 1 million are free)</text:p>
            </text:list-item>
            <text:list-item>
              <text:p text:style-name="P2">Duration -&gt; How long is your function executing? How much memory is it using?</text:p>
            </text:list-item>
          </text:list>
        </text:list-item>
        <text:list-item>
          <text:p text:style-name="P2">Lamdas scale out, not up</text:p>
          <text:list>
            <text:list-item>
              <text:p text:style-name="P2">Creates more lambda functions before it allocates CPU cores or memory</text:p>
            </text:list-item>
          </text:list>
        </text:list-item>
        <text:list-item>
          <text:p text:style-name="P2">Lamda functions can trigger other lambda functions</text:p>
        </text:list-item>
        <text:list-item>
          <text:p text:style-name="P2">AWS X-Ray allows you to debug serverless apps</text:p>
          <text:list>
            <text:list-item>
              <text:p text:style-name="P3">Debugging serverless apps can be h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0:00:57.223159144</meta:creation-date>
    <meta:generator>LibreOffice/6.0.7.3$Linux_X86_64 LibreOffice_project/00m0$Build-3</meta:generator>
    <dc:date>2020-04-21T00:23:53.112503667</dc:date>
    <meta:editing-duration>PT2M10S</meta:editing-duration>
    <meta:editing-cycles>1</meta:editing-cycles>
    <meta:document-statistic meta:table-count="0" meta:image-count="0" meta:object-count="0" meta:page-count="1" meta:paragraph-count="16" meta:word-count="153" meta:character-count="826" meta:non-whitespace-character-count="704"/>
  </office:meta>
</office:document-meta>
</file>